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ba168" officeooo:paragraph-rsid="001d1d08"/>
    </style:style>
    <style:style style:name="T1" style:family="text">
      <style:text-properties officeooo:rsid="001d1d08"/>
    </style:style>
  </office:automatic-styles>
  <office:body>
    <office:text>
      <text:tracked-changes text:track-changes="false">
        <text:changed-region xml:id="ct56783808" text:id="ct56783808">
          <text:insertion>
            <office:change-info>
              <dc:creator>Gaëtan Delannay</dc:creator>
              <dc:date>2010-10-25T07:4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file tests a new way to insert POD expressions with fields.</text:p>
      <text:p text:style-name="Standard"/>
      <text:p text:style-name="Standard">Here is the <text:change-start text:change-id="ct56783808"/>old<text:change-end text:change-id="ct56783808"/> way, here is the <text:conditional-text text:condition="ooow:True" text:string-value-if-true="new" text:string-value-if-false="">new</text:conditional-text> way, the <text:conditional-text text:condition="ooow:True" text:string-value-if-true="new" text:string-value-if-false="">new</text:conditional-text> way.</text:p>
      <text:p text:style-name="Standard"/>
      <text:p text:style-name="P1">This <text:conditional-text text:condition="ooow:&quot;False&quot;" text:string-value-if-true="untouched expression" text:string-value-if-false="">untouched expression</text:conditional-text> <text:span text:style-name="T1">and </text:span><text:conditional-text text:condition="ooow:'False'" text:string-value-if-true="this one" text:string-value-if-false="">this one</text:conditional-text> needs to be left untouched in the resu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tan Delannay</meta:initial-creator>
    <meta:creation-date>2010-10-25T07:42:08</meta:creation-date>
    <dc:date>2017-03-10T11:26:07.036507282</dc:date>
    <meta:editing-duration>PT39M2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39" meta:character-count="210" meta:non-whitespace-character-count="174"/>
  </office:meta>
</office:document-meta>
</file>